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Text_20_body" style:list-style-name="L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9cm" svg:height="0.82cm" draw:z-index="0"><draw:image xlink:href="../../odt/images/302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1">Триггер </text:span>TS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4">C-</text:span>код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9cm" svg:height="1.27cm" draw:z-index="0"><draw:image xlink:href="../../odt/images/302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Реализует TR-триггер с приоритетом по установке (т.е. если уровень логической 1 присутствует на входах R и S, то выход принимает значение логической 1), и счётным входом.</text:p>
            <text:p text:style-name="P4">Если на каком-либо из входов R или S есть логическая единица, триггер работает как обычный RS-триггер (с приоритетом по установке).</text:p>
            <text:p text:style-name="P4">Если на оба входа R и S подается логический ноль, то триггер учитывает сигнал на входе T и меняет свое состояние каждый раз, когда сигнал на входе Т изменяется с логического 0 на 1 (при типе счетного входа <text:span text:style-name="T3">по фронту</text:span>):</text:p>
            <text:p text:style-name="P5"><draw:frame draw:style-name="fr3" draw:name="Объект3" text:anchor-type="as-char" svg:width="9.446cm" svg:height="2.10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6">или когда сигнал на входе Т изменяется с логической 1 на 0 (при типе счетного входа <text:span text:style-name="T3">по спаду</text:span>):</text:p>
            <text:p text:style-name="P5"><draw:frame draw:style-name="fr3" draw:name="Объект1" text:anchor-type="as-char" svg:width="9.446cm" svg:height="2.10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4"><text:span text:style-name="T2">Свойства</text:span>:</text:p>
            <text:list xml:id="list8982164210896871157" text:style-name="L1">
              <text:list-item>
                <text:p text:style-name="P7">Начальные условия – начальные значение выхода.</text:p>
              </text:list-item>
              <text:list-item>
                <text:p text:style-name="P7">Добавить инверсный выход – указывает наличие инверсного выхода.</text:p>
              </text:list-item>
              <text:list-item>
                <text:p text:style-name="P7">Тип счётного входа (по фронту, по спаду) – условие срабатывания счётного вход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 TS</dc:title>
    <dc:date>2012-03-30T16:22:33.93</dc:date>
    <meta:generator>OpenOffice_Beta/4.1.0$Win32 OpenOffice.org_project/410m14$Build-9760</meta:generator>
    <meta:editing-duration>PT2H5M22S</meta:editing-duration>
    <meta:editing-cycles>108</meta:editing-cycles>
    <meta:document-statistic meta:table-count="1" meta:image-count="2" meta:object-count="2" meta:page-count="1" meta:paragraph-count="16" meta:word-count="146" meta:character-count="868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u_R(t)=u_s(t)=0; #
alignl u_T(t) = 1; #
alignl u_T(t- %DELTA t) =0; 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u_R(t)=u_s(t)=0; #
alignl u_T(t) = 0; #
alignl u_T(t- %DELTA t) =1;  }
right none</annotation>
  </semantics>
</math>
</file>